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2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3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3. Fundamentals of operating systems</text:span></text:p>
      <text:list xml:id="list6805124" text:style-name="WWNum2">
        <text:list-item>
          <text:p text:style-name="P17"><text:bookmark text:name="_dbh0n1vac4c8"/>Vocabulary</text:p>
        </text:list-item>
      </text:list>
      <text:p text:style-name="Standard"><text:span text:style-name="T8">General:</text:span></text:p>
      <text:list xml:id="list2892376828" text:style-name="WWNum3">
        <text:list-item>
          <text:p text:style-name="P6"><text:span text:style-name="T8">Task</text:span>: tarea.</text:p>
        </text:list-item>
        <text:list-item>
          <text:p text:style-name="P8"><text:span text:style-name="T8">Free software</text:span>: software libre (no tiene por qué ser gratuito, aunque suele serlo).</text:p>
        </text:list-item>
        <text:list-item>
          <text:p text:style-name="P8"><text:span text:style-name="T8">Holes</text:span>: agujeros, huecos</text:p>
        </text:list-item>
        <text:list-item>
          <text:p text:style-name="P8"><text:span text:style-name="T8">Scheduler</text:span>: organizador (agenda).</text:p>
        </text:list-item>
        <text:list-item>
          <text:p text:style-name="P8"><text:span text:style-name="T8">Starving</text:span>: inanición.</text:p>
        </text:list-item>
        <text:list-item>
          <text:p text:style-name="P8"><text:span text:style-name="T8">Inverted tree</text:span>: árbol invertido (comienza en la raíz y se extienden sus ramificaciones).</text:p>
        </text:list-item>
        <text:list-item>
          <text:p text:style-name="P8"><text:span text:style-name="T8">Cluster</text:span>: conjunto de sectores del disco contiguos.</text:p>
        </text:list-item>
        <text:list-item>
          <text:p text:style-name="P10"><text:span text:style-name="T8">Path</text:span>: camino.</text:p>
        </text:list-item>
      </text:list>
      <text:p text:style-name="Standard"><text:span text:style-name="T8">Verbos:</text:span></text:p>
      <text:list xml:id="list113309474" text:style-name="WWNum1">
        <text:list-item>
          <text:p text:style-name="P7"><text:span text:style-name="T8">To manage</text:span>: encargarse de.</text:p>
        </text:list-item>
        <text:list-item>
          <text:p text:style-name="P9"><text:span text:style-name="T8">To allocate</text:span>: guardar en.</text:p>
        </text:list-item>
        <text:list-item>
          <text:p text:style-name="P9"><text:span text:style-name="T8">To swap</text:span>: intercambiar.</text:p>
        </text:list-item>
        <text:list-item>
          <text:p text:style-name="P11"><text:span text:style-name="T8">To damage</text:span>: dañar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2" meta:word-count="111" meta:character-count="704" meta:non-whitespace-character-count="625"/>
    <meta:generator>LibreOfficeDev/6.0.5.2$Linux_X86_64 LibreOffice_project/</meta:generator>
  </office:meta>
</office:document-meta>
</file>